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T1" style:family="text">
      <style:text-properties officeooo:rsid="000b91a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cture 11: Aliasing, Cloning, and List Comprehensions (2-Hour Session)</text:h>
      <text:h text:style-name="Heading_20_2" text:outline-level="2">Instructor: Dennis Omboga</text:h>
      <text:p text:style-name="Text_20_body"><text:span text:style-name="Strong_20_Emphasis">Course</text:span>: Introduction to Programming with Python</text:p>
      <text:p text:style-name="Horizontal_20_Line"/>
      <text:h text:style-name="Heading_20_2" text:outline-level="2">Duration: 2 Hours</text:h>
      <text:h text:style-name="Heading_20_3" text:outline-level="3">Lecture Goals</text:h>
      <text:list text:style-name="L1">
        <text:list-item>
          <text:p text:style-name="P1">Understand the difference between <text:span text:style-name="Emphasis">aliasing</text:span> and <text:span text:style-name="Emphasis">cloning</text:span> in lists </text:p>
        </text:list-item>
        <text:list-item>
          <text:p text:style-name="P1">Learn how changes affect data when two variables refer to the same list </text:p>
        </text:list-item>
        <text:list-item>
          <text:p text:style-name="P1">Practice using list comprehensions to write clean, Pythonic code </text:p>
        </text:list-item>
        <text:list-item>
          <text:p text:style-name="P2">Relate list aliasing and cloning to real-world situations and programming projects </text:p>
        </text:list-item>
      </text:list>
      <text:p text:style-name="Horizontal_20_Line"/>
      <text:h text:style-name="Heading_20_2" text:outline-level="2">Part 1: What is Aliasing? (30 mins)</text:h>
      <text:h text:style-name="Heading_20_3" text:outline-level="3">Concept</text:h>
      <text:p text:style-name="Text_20_body">Aliasing means <text:span text:style-name="Strong_20_Emphasis">two variables point to the same object in memory</text:span>. Changing one affects the other!</text:p>
      <text:h text:style-name="Heading_20_3" text:outline-level="3">Real-Life Analogy</text:h>
      <text:p text:style-name="Text_20_body">Think of <text:span text:style-name="Emphasis">aliasing</text:span> like sharing a Google Doc with someone — any changes they make are instantly visible to you!</text:p>
      <text:h text:style-name="Heading_20_3" text:outline-level="3">Code Example</text:h>
      <text:p text:style-name="Preformatted_20_Text"><text:span text:style-name="Source_20_Text">a = [1, 2, 3]</text:span></text:p>
      <text:p text:style-name="Preformatted_20_Text"><text:span text:style-name="Source_20_Text">b = a <text:s text:c="4"/># b is now an alias of a</text:span></text:p>
      <text:p text:style-name="Preformatted_20_Text"><text:span text:style-name="Source_20_Text">b.append(4)</text:span></text:p>
      <text:p text:style-name="Preformatted_20_Text"><text:span text:style-name="Source_20_Text">print("a:", a)</text:span></text:p>
      <text:p text:style-name="Preformatted_20_Text"><text:span text:style-name="Source_20_Text">print("b:", b)</text:span></text:p>
      <text:p text:style-name="P3"><text:span text:style-name="Source_20_Text"><text:s/>Output:</text:span></text:p>
      <text:p text:style-name="Preformatted_20_Text"><text:span text:style-name="Source_20_Text">a: [1, 2, 3, 4]</text:span></text:p>
      <text:p text:style-name="Preformatted_20_Text"><text:span text:style-name="Source_20_Text">b: [1, 2, 3, 4]</text:span></text:p>
      <text:p text:style-name="P3"/>
      <text:h text:style-name="Heading_20_3" text:outline-level="3">What Happened?</text:h>
      <text:list text:style-name="L2">
        <text:list-item>
          <text:p text:style-name="P4"><text:span text:style-name="Source_20_Text">a</text:span> and <text:span text:style-name="Source_20_Text">b</text:span> refer to the same list. </text:p>
        </text:list-item>
        <text:list-item>
          <text:p text:style-name="P5"><text:soft-page-break/>When we changed <text:span text:style-name="Source_20_Text">b</text:span>, we also changed <text:span text:style-name="Source_20_Text">a</text:span>. </text:p>
        </text:list-item>
      </text:list>
      <text:h text:style-name="Heading_20_3" text:outline-level="3">Try It!</text:h>
      <text:p text:style-name="Text_20_body">Ask students to create a list and alias it. Modify one and see the effect.</text:p>
      <text:p text:style-name="Horizontal_20_Line"/>
      <text:h text:style-name="Heading_20_2" text:outline-level="2">Part 2: What is Cloning? (30 mins)</text:h>
      <text:h text:style-name="Heading_20_3" text:outline-level="3">Concept</text:h>
      <text:p text:style-name="Text_20_body">Cloning means <text:span text:style-name="Strong_20_Emphasis">creating a new list with the same content</text:span> but at a different memory location.</text:p>
      <text:h text:style-name="Heading_20_3" text:outline-level="3">Real-Life Analogy</text:h>
      <text:p text:style-name="Text_20_body">Imagine copying a Word document — changes in your copy don't affect the original.</text:p>
      <text:h text:style-name="Heading_20_3" text:outline-level="3">Code Example</text:h>
      <text:p text:style-name="Preformatted_20_Text"><text:span text:style-name="Source_20_Text">original = ["banana", "apple", "mango"]</text:span></text:p>
      <text:p text:style-name="Preformatted_20_Text"><text:span text:style-name="Source_20_Text">copy1 = original[:]</text:span></text:p>
      <text:p text:style-name="Preformatted_20_Text"><text:span text:style-name="Source_20_Text">copy2 = list(original)</text:span></text:p>
      <text:p text:style-name="Preformatted_20_Text"><text:span text:style-name="Source_20_Text">copy3 = original.copy()</text:span></text:p>
      <text:p text:style-name="Preformatted_20_Text"/>
      <text:p text:style-name="Preformatted_20_Text"><text:span text:style-name="Source_20_Text">copy1.append("orange")</text:span></text:p>
      <text:p text:style-name="Preformatted_20_Text"><text:span text:style-name="Source_20_Text">print("original:", original)</text:span></text:p>
      <text:p text:style-name="Preformatted_20_Text"><text:span text:style-name="Source_20_Text">print("copy1:", copy1)</text:span></text:p>
      <text:p text:style-name="P3"/>
      <text:h text:style-name="Heading_20_3" text:outline-level="3">Output:</text:h>
      <text:p text:style-name="Preformatted_20_Text"><text:span text:style-name="Source_20_Text">original: ['banana', 'apple', 'mango']</text:span></text:p>
      <text:p text:style-name="Preformatted_20_Text"><text:span text:style-name="Source_20_Text">copy1: ['banana', 'apple', 'mango', 'orange']</text:span></text:p>
      <text:p text:style-name="P3"/>
      <text:h text:style-name="Heading_20_3" text:outline-level="3">Why Use Cloning?</text:h>
      <text:list text:style-name="L3">
        <text:list-item>
          <text:p text:style-name="P6">Prevent bugs from unintentional modifications </text:p>
        </text:list-item>
        <text:list-item>
          <text:p text:style-name="P7">Work safely with user data, files, or shared input </text:p>
        </text:list-item>
      </text:list>
      <text:h text:style-name="Heading_20_3" text:outline-level="3">Try It!</text:h>
      <text:p text:style-name="Text_20_body">Ask students to clone a list and modify the copy. Compare it with the original. Part 3: Shallow vs. Deep Copy (20 mins)</text:p>
      <text:p text:style-name="Horizontal_20_Line"/>
      <text:h text:style-name="Heading_20_3" text:outline-level="3"><text:soft-page-break/></text:h>
      <text:h text:style-name="Heading_20_3" text:outline-level="3">Shallow Copy</text:h>
      <text:p text:style-name="Text_20_body">Copies outer list, but not inner nested lists.</text:p>
      <text:p text:style-name="Preformatted_20_Text"><text:span text:style-name="Source_20_Text">import copy</text:span></text:p>
      <text:p text:style-name="Preformatted_20_Text"><text:span text:style-name="Source_20_Text">L = [[1, 2], [3, 4],</text:span><text:span text:style-name="Source_20_Text"><text:span text:style-name="T1">[5,6</text:span></text:span><text:span text:style-name="Source_20_Text">]</text:span><text:span text:style-name="Source_20_Text"><text:span text:style-name="T1">]</text:span></text:span></text:p>
      <text:p text:style-name="Preformatted_20_Text"><text:span text:style-name="Source_20_Text">L_shallow = copy.copy(L)</text:span></text:p>
      <text:p text:style-name="Preformatted_20_Text"><text:span text:style-name="Source_20_Text">L[</text:span><text:span text:style-name="Source_20_Text"><text:span text:style-name="T1">2</text:span></text:span><text:span text:style-name="Source_20_Text">][1] = 9</text:span></text:p>
      <text:p text:style-name="Preformatted_20_Text"><text:span text:style-name="Source_20_Text">print("Shallow copy:", L_shallow)</text:span></text:p>
      <text:p text:style-name="P3"/>
      <text:h text:style-name="Heading_20_3" text:outline-level="3">Deep Copy</text:h>
      <text:p text:style-name="Text_20_body">Copies everything, including inner lists.</text:p>
      <text:p text:style-name="Preformatted_20_Text"><text:span text:style-name="Source_20_Text">L = [[1, 2], [3, 4]]</text:span></text:p>
      <text:p text:style-name="Preformatted_20_Text"><text:span text:style-name="Source_20_Text">L_deep = copy.deepcopy(L)</text:span></text:p>
      <text:p text:style-name="Preformatted_20_Text"><text:span text:style-name="Source_20_Text">L[0][1] = 9</text:span></text:p>
      <text:p text:style-name="Preformatted_20_Text"><text:span text:style-name="Source_20_Text">print("Deep copy:", L_deep)</text:span></text:p>
      <text:p text:style-name="P3"/>
      <text:p text:style-name="Horizontal_20_Line"/>
      <text:h text:style-name="Heading_20_2" text:outline-level="2">Real-World Examples (10 mins)</text:h>
      <text:list text:style-name="L4">
        <text:list-item>
          <text:p text:style-name="P8">Aliasing in game settings: Changing config for one player accidentally affects all players </text:p>
        </text:list-item>
        <text:list-item>
          <text:p text:style-name="P8">Cloning in image processing: Work on a copy of image data </text:p>
        </text:list-item>
        <text:list-item>
          <text:p text:style-name="P9">Shallow copy bug: Nested input forms with references to the same form object </text:p>
        </text:list-item>
      </text:list>
      <text:p text:style-name="Horizontal_20_Line"/>
      <text:h text:style-name="Heading_20_2" text:outline-level="2">Part 4: List Comprehensions (30 mins)</text:h>
      <text:h text:style-name="Heading_20_3" text:outline-level="3">Concept</text:h>
      <text:p text:style-name="Text_20_body">A <text:span text:style-name="Strong_20_Emphasis">list comprehension</text:span> is a concise way to create lists using a single line.</text:p>
      <text:h text:style-name="Heading_20_3" text:outline-level="3">Example</text:h>
      <text:p text:style-name="Preformatted_20_Text"><text:span text:style-name="Source_20_Text">squares = [x**2 for x in range(6)]</text:span></text:p>
      <text:p text:style-name="Preformatted_20_Text"><text:span text:style-name="Source_20_Text">print(squares)</text:span></text:p>
      <text:p text:style-name="P3"/>
      <text:h text:style-name="Heading_20_3" text:outline-level="3">Output:</text:h>
      <text:p text:style-name="Preformatted_20_Text"><text:span text:style-name="Source_20_Text">[0, 1, 4, 9, 16, 25]</text:span></text:p>
      <text:p text:style-name="P3"/>
      <text:h text:style-name="Heading_20_3" text:outline-level="3"><text:soft-page-break/>Practice Time</text:h>
      <text:list text:style-name="L5">
        <text:list-item>
          <text:p text:style-name="P10">Create a list of even numbers from 0 to 10 </text:p>
        </text:list-item>
        <text:list-item>
          <text:p text:style-name="P11">Make a new list that contains only capitalized names from a list of names </text:p>
        </text:list-item>
      </text:list>
      <text:h text:style-name="Heading_20_3" text:outline-level="3">Examples</text:h>
      <text:p text:style-name="Preformatted_20_Text"><text:span text:style-name="Source_20_Text"># Even numbers</text:span></text:p>
      <text:p text:style-name="Preformatted_20_Text"><text:span text:style-name="Source_20_Text">evens = [x for x in range(11) if x % 2 == 0]</text:span></text:p>
      <text:p text:style-name="Preformatted_20_Text"/>
      <text:p text:style-name="Preformatted_20_Text"><text:span text:style-name="Source_20_Text"># Capitalized</text:span></text:p>
      <text:p text:style-name="Preformatted_20_Text"><text:span text:style-name="Source_20_Text">names = ["ali", "brian", "cynthia"]</text:span></text:p>
      <text:p text:style-name="Preformatted_20_Text"><text:span text:style-name="Source_20_Text">capitalized = [name.capitalize() for name in names]</text:span></text:p>
      <text:p text:style-name="P3"/>
      <text:p text:style-name="Horizontal_20_Line"/>
      <text:h text:style-name="Heading_20_2" text:outline-level="2">✔️ Summary (10 mins)</text:h>
      <text:list text:style-name="L6">
        <text:list-item>
          <text:p text:style-name="P12"><text:span text:style-name="Strong_20_Emphasis">Aliasing</text:span> = same object, same changes </text:p>
        </text:list-item>
        <text:list-item>
          <text:p text:style-name="P12"><text:span text:style-name="Strong_20_Emphasis">Cloning</text:span> = new object, safe changes </text:p>
        </text:list-item>
        <text:list-item>
          <text:p text:style-name="P13"><text:span text:style-name="Strong_20_Emphasis">List Comprehension</text:span> = clean, readable code for list creation </text:p>
        </text:list-item>
      </text:list>
      <text:p text:style-name="Horizontal_20_Line"/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3:11:56.952965097</meta:creation-date>
    <dc:date>2025-06-26T16:10:46.825708825</dc:date>
    <meta:editing-duration>PT47M30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4" meta:paragraph-count="87" meta:word-count="516" meta:character-count="2984" meta:non-whitespace-character-count="2548"/>
  </office:meta>
</office:document-meta>
</file>